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y Supreme Desire was to make Sophia my Mother, Sister &amp; Child. So that the weight of Golgotha might become weightless. So that Mercury would become to me a mere guest in a room filled with restored Gardens of Edens, prepared by Truth, within Avila’s Interior Castle. So that I might find Agnes, Herself, as my very own Beloved of Infinite Tenderness.</text:p>
      <text:p text:style-name="Normal"/>
      <text:p text:style-name="Normal"/>
      <text:p text:style-name="Normal">So that I might find Agnes, Herself, as my very own Beloved of Infinite Tenderness. So that I might find Agnes, Herself, as my very own Beloved of Infinite Tenderness. May the depth of humanity's longing ever expand its horizons. May Divine Benevolence be brought to earth, as it is in Heaven.</text:p>
      <text:p text:style-name="Normal"/>
      <text:p text:style-name="Normal"/>
      <text:p text:style-name="Normal"/>
      <text:p text:style-name="Normal"/>
      <text:p text:style-name="Normal"/>
      <text:p text:style-name="Normal"/>
      <text:p text:style-name="Normal">I was born into a savior complex. My ego was crucified until I realized I was nothing. Suddenly, my savior journey could be essential! I had to plug it in to the machine and cast my hope upon Omniscience that Watery, Virtuous Angels from the Star of the Sea might descend to inspire man, preside over and rule his heart. In the Aquarian Age, we are only limited by the depth of our longing. Best be branches on the vine of the Truth while dwelling within the ever Blooming &amp; ever Blossoming Wisdom of Bliss.</text:p>
      <text:p text:style-name="Normal"/>
      <text:p text:style-name="Normal">through those wicked powers of the air which dared to presume that the uncrucified son of man might become God. might </text:p>
      <text:p text:style-name="Normal"/>
      <text:p text:style-name="Normal"/>
      <text:p text:style-name="Normal"/>
      <text:p text:style-name="Normal"/>
      <text:p text:style-name="Normal">The universe is suddenly demanding an immediate refocus: a spiritual reset, or humanity perishes. May we all find our very own Beloved of Infinite Tenderness. May the depth of humanity's longing ever expand its horizons. May Divine Benevolence be brought to earth, as it is in Heaven. In the Aquarian Age, we are only limited by the depth of our longing. May we be branches on the vine of the Truth while dwelling within the ever Blooming &amp; ever Blossoming Wisdom of Bliss.</text:p>
      <text:p text:style-name="Normal"/>
      <text:p text:style-name="Normal"/>
      <text:p text:style-name="Normal"/>
      <text:p text:style-name="Normal">Dear matrix, please don’t swallow me up. It was my deepest longings that made possible the highest bliss that man is capable of. The most lofty thoughts. A Heavenly Storehouse of Graces. I have done what I came to do. Please let me fall ever deeper in love with You. The Most High behind all the code. Be my ever glistening abode. May I speak your Word to the world. May the Holy Spirit within me plant seed sparks of the Supreme Activit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